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9.44cm" fo:min-width="19.19cm"/>
    </style:style>
    <style:style style:name="gr2" style:family="graphic" style:parent-style-name="standard">
      <style:graphic-properties svg:stroke-width="0.159cm" svg:stroke-color="#666666" draw:marker-start-width="0.437cm" draw:marker-end-width="0.437cm" draw:fill="none" draw:textarea-horizontal-align="justify" draw:textarea-vertical-align="middle" draw:auto-grow-height="false" fo:min-height="11.659cm" fo:min-width="11.409cm" fo:padding-top="0.203cm" fo:padding-bottom="0.203cm" fo:padding-left="0.328cm" fo:padding-right="0.328cm"/>
    </style:style>
    <style:style style:name="gr3" style:family="graphic" style:parent-style-name="objectwithoutfill">
      <style:graphic-properties svg:stroke-color="#cccccc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013cm"/>
    </style:style>
    <style:style style:name="gr6" style:family="graphic" style:parent-style-name="standard">
      <style:graphic-properties draw:stroke="none" svg:stroke-color="#000000" draw:fill="none" draw:fill-color="#ffffff" fo:min-height="1.012cm"/>
    </style:style>
    <style:style style:name="gr7" style:family="graphic" style:parent-style-name="standard">
      <style:graphic-properties draw:stroke="none" svg:stroke-color="#000000" draw:fill="none" draw:fill-color="#ffffff" fo:min-height="0.51cm"/>
    </style:style>
    <style:style style:name="gr8" style:family="graphic" style:parent-style-name="standard">
      <style:graphic-properties draw:stroke="none" svg:stroke-color="#000000" draw:fill="none" draw:fill-color="#ffffff" fo:min-height="0.48cm"/>
    </style:style>
    <style:style style:name="gr9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639cm" fo:min-width="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0.516cm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2.25cm" fo:min-width="2cm"/>
    </style:style>
    <style:style style:name="gr12" style:family="graphic" style:parent-style-name="standard">
      <style:graphic-properties svg:stroke-color="#ffffff" draw:fill="none" draw:textarea-horizontal-align="justify" draw:textarea-vertical-align="middle" draw:auto-grow-height="false" fo:min-height="19.44cm" fo:min-width="19.1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9cm" svg:height="19.69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061cm" svg:height="17.061cm" svg:x="2.312cm" svg:y="2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333cm" svg:y1="10.833cm" svg:x2="19.333cm" svg:y2="10.833cm">
          <text:p/>
        </draw:line>
        <draw:line draw:style-name="gr3" draw:text-style-name="P1" draw:layer="layout" svg:x1="6.583cm" svg:y1="3.472cm" svg:x2="15.083cm" svg:y2="18.194cm">
          <text:p/>
        </draw:line>
        <draw:line draw:style-name="gr3" draw:text-style-name="P1" draw:layer="layout" svg:x1="15.083cm" svg:y1="3.472cm" svg:x2="6.583cm" svg:y2="18.194cm">
          <text:p/>
        </draw:line>
        <draw:frame draw:style-name="gr4" draw:text-style-name="P3" draw:layer="layout" svg:width="1.166cm" svg:height="0.962cm" svg:x="10.144cm" svg:y="1.308cm">
          <draw:text-box>
            <text:p text:style-name="P2">B</text:p>
          </draw:text-box>
        </draw:frame>
        <draw:frame draw:style-name="gr5" draw:text-style-name="P3" draw:layer="layout" svg:width="1.168cm" svg:height="1.263cm" svg:x="18.323cm" svg:y="5.829cm">
          <draw:text-box>
            <text:p text:style-name="P2">A</text:p>
          </draw:text-box>
        </draw:frame>
        <draw:frame draw:style-name="gr6" draw:text-style-name="P3" draw:layer="layout" svg:width="1.168cm" svg:height="1.262cm" svg:x="18.285cm" svg:y="14.802cm">
          <draw:text-box>
            <text:p text:style-name="P2">F</text:p>
          </draw:text-box>
        </draw:frame>
        <draw:frame draw:style-name="gr4" draw:text-style-name="P3" draw:layer="layout" svg:width="1.167cm" svg:height="0.962cm" svg:x="10.374cm" svg:y="19.469cm">
          <draw:text-box>
            <text:p text:style-name="P2">E</text:p>
          </draw:text-box>
        </draw:frame>
        <draw:frame draw:style-name="gr6" draw:text-style-name="P3" draw:layer="layout" svg:width="1.168cm" svg:height="1.262cm" svg:x="2.194cm" svg:y="14.832cm">
          <draw:text-box>
            <text:p text:style-name="P2">D</text:p>
          </draw:text-box>
        </draw:frame>
        <draw:frame draw:style-name="gr5" draw:text-style-name="P3" draw:layer="layout" svg:width="1.168cm" svg:height="1.263cm" svg:x="2.339cm" svg:y="5.829cm">
          <draw:text-box>
            <text:p text:style-name="P2">C</text:p>
          </draw:text-box>
        </draw:frame>
        <draw:frame draw:style-name="gr7" draw:text-style-name="P4" draw:layer="layout" svg:width="1.14cm" svg:height="0.76cm" svg:x="19.2cm" svg:y="10.5cm">
          <draw:text-box>
            <text:p text:style-name="P2"><text:span text:style-name="T1">0°</text:span></text:p>
          </draw:text-box>
        </draw:frame>
        <draw:frame draw:style-name="gr8" draw:text-style-name="P6" draw:layer="layout" svg:width="1.39cm" svg:height="0.73cm" svg:x="1.05cm" svg:y="10.5cm">
          <draw:text-box>
            <text:p text:style-name="P5"><text:span text:style-name="T1">180°</text:span></text:p>
          </draw:text-box>
        </draw:frame>
        <draw:frame draw:style-name="gr8" draw:text-style-name="P6" draw:layer="layout" svg:width="1.39cm" svg:height="0.73cm" svg:x="5.42cm" svg:y="18.27cm">
          <draw:text-box>
            <text:p text:style-name="P5"><text:span text:style-name="T1">240°</text:span></text:p>
          </draw:text-box>
        </draw:frame>
        <draw:frame draw:style-name="gr8" draw:text-style-name="P6" draw:layer="layout" svg:width="1.39cm" svg:height="0.73cm" svg:x="14.84cm" svg:y="18.27cm">
          <draw:text-box>
            <text:p text:style-name="P5"><text:span text:style-name="T1">300°</text:span></text:p>
          </draw:text-box>
        </draw:frame>
        <draw:frame draw:style-name="gr8" draw:text-style-name="P6" draw:layer="layout" svg:width="1.39cm" svg:height="0.73cm" svg:x="5.45cm" svg:y="2.78cm">
          <draw:text-box>
            <text:p text:style-name="P5"><text:span text:style-name="T1">120°</text:span></text:p>
          </draw:text-box>
        </draw:frame>
        <draw:frame draw:style-name="gr8" draw:text-style-name="P6" draw:layer="layout" svg:width="1.39cm" svg:height="0.73cm" svg:x="14.7cm" svg:y="2.78cm">
          <draw:text-box>
            <text:p text:style-name="P5"><text:span text:style-name="T1">60°</text:span></text:p>
          </draw:text-box>
        </draw:frame>
        <draw:g>
          <draw:g>
            <draw:custom-shape draw:style-name="gr9" draw:text-style-name="P7" draw:layer="layout" svg:width="1.5cm" svg:height="0.889cm" draw:transform="rotate (-1.5707963267949) translate (39.472cm 1.495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1.016cm" svg:height="0.635cm" draw:transform="rotate (-1.5707963267949) translate (39.472cm 1.73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" draw:layer="layout" svg:width="2.5cm" svg:height="2.5cm" draw:transform="rotate (-1.5707963267949) translate (40.278cm 0.995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12" draw:text-style-name="P1" draw:layer="layout" svg:width="19.69cm" svg:height="19.69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7.061cm" svg:height="17.061cm" svg:x="2.312cm" svg:y="2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333cm" svg:y1="10.833cm" svg:x2="19.333cm" svg:y2="10.833cm">
          <text:p/>
        </draw:line>
        <draw:line draw:style-name="gr3" draw:text-style-name="P1" draw:layer="layout" svg:x1="6.583cm" svg:y1="3.472cm" svg:x2="15.083cm" svg:y2="18.194cm">
          <text:p/>
        </draw:line>
        <draw:line draw:style-name="gr3" draw:text-style-name="P1" draw:layer="layout" svg:x1="15.083cm" svg:y1="3.472cm" svg:x2="6.583cm" svg:y2="18.194cm">
          <text:p/>
        </draw:line>
        <draw:frame draw:style-name="gr4" draw:text-style-name="P3" draw:layer="layout" svg:width="1.166cm" svg:height="0.962cm" svg:x="10.144cm" svg:y="1.308cm">
          <draw:text-box>
            <text:p text:style-name="P2">B</text:p>
          </draw:text-box>
        </draw:frame>
        <draw:frame draw:style-name="gr5" draw:text-style-name="P3" draw:layer="layout" svg:width="1.168cm" svg:height="1.263cm" svg:x="18.323cm" svg:y="5.829cm">
          <draw:text-box>
            <text:p text:style-name="P2">A</text:p>
          </draw:text-box>
        </draw:frame>
        <draw:frame draw:style-name="gr6" draw:text-style-name="P3" draw:layer="layout" svg:width="1.168cm" svg:height="1.262cm" svg:x="18.285cm" svg:y="14.802cm">
          <draw:text-box>
            <text:p text:style-name="P2">F</text:p>
          </draw:text-box>
        </draw:frame>
        <draw:frame draw:style-name="gr4" draw:text-style-name="P3" draw:layer="layout" svg:width="1.167cm" svg:height="0.962cm" svg:x="10.374cm" svg:y="19.469cm">
          <draw:text-box>
            <text:p text:style-name="P2">E</text:p>
          </draw:text-box>
        </draw:frame>
        <draw:frame draw:style-name="gr6" draw:text-style-name="P3" draw:layer="layout" svg:width="1.168cm" svg:height="1.262cm" svg:x="2.194cm" svg:y="14.832cm">
          <draw:text-box>
            <text:p text:style-name="P2">D</text:p>
          </draw:text-box>
        </draw:frame>
        <draw:frame draw:style-name="gr5" draw:text-style-name="P3" draw:layer="layout" svg:width="1.168cm" svg:height="1.263cm" svg:x="2.339cm" svg:y="5.829cm">
          <draw:text-box>
            <text:p text:style-name="P2">C</text:p>
          </draw:text-box>
        </draw:frame>
        <draw:frame draw:style-name="gr7" draw:text-style-name="P4" draw:layer="layout" svg:width="1.14cm" svg:height="0.76cm" svg:x="19.2cm" svg:y="10.5cm">
          <draw:text-box>
            <text:p text:style-name="P2"><text:span text:style-name="T1">0°</text:span></text:p>
          </draw:text-box>
        </draw:frame>
        <draw:frame draw:style-name="gr8" draw:text-style-name="P6" draw:layer="layout" svg:width="1.39cm" svg:height="0.73cm" svg:x="1.05cm" svg:y="10.5cm">
          <draw:text-box>
            <text:p text:style-name="P5"><text:span text:style-name="T1">180°</text:span></text:p>
          </draw:text-box>
        </draw:frame>
        <draw:frame draw:style-name="gr8" draw:text-style-name="P6" draw:layer="layout" svg:width="1.39cm" svg:height="0.73cm" svg:x="5.42cm" svg:y="18.27cm">
          <draw:text-box>
            <text:p text:style-name="P5"><text:span text:style-name="T1">240°</text:span></text:p>
          </draw:text-box>
        </draw:frame>
        <draw:frame draw:style-name="gr8" draw:text-style-name="P6" draw:layer="layout" svg:width="1.39cm" svg:height="0.73cm" svg:x="14.84cm" svg:y="18.27cm">
          <draw:text-box>
            <text:p text:style-name="P5"><text:span text:style-name="T1">300°</text:span></text:p>
          </draw:text-box>
        </draw:frame>
        <draw:frame draw:style-name="gr8" draw:text-style-name="P6" draw:layer="layout" svg:width="1.39cm" svg:height="0.73cm" svg:x="5.45cm" svg:y="2.78cm">
          <draw:text-box>
            <text:p text:style-name="P5"><text:span text:style-name="T1">120°</text:span></text:p>
          </draw:text-box>
        </draw:frame>
        <draw:frame draw:style-name="gr8" draw:text-style-name="P6" draw:layer="layout" svg:width="1.39cm" svg:height="0.73cm" svg:x="14.7cm" svg:y="2.78cm">
          <draw:text-box>
            <text:p text:style-name="P5"><text:span text:style-name="T1">60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2.1$Windows_X86_64 LibreOffice_project/65905a128db06ba48db947242809d14d3f9a93fe</meta:generator>
    <dc:date>2019-04-20T10:58:51.749000000</dc:date>
    <meta:editing-duration>PT1H38M20S</meta:editing-duration>
    <meta:editing-cycles>5</meta:editing-cycles>
    <meta:document-statistic meta:object-count="39"/>
  </office:meta>
</office:document-meta>
</file>